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1b7a" officeooo:paragraph-rsid="001c1b7a"/>
    </style:style>
    <style:style style:name="P2" style:family="paragraph" style:parent-style-name="Text_20_body">
      <style:paragraph-properties fo:text-align="justify" style:justify-single-word="false"/>
      <style:text-properties officeooo:rsid="001dd113" officeooo:paragraph-rsid="001dd113"/>
    </style:style>
    <style:style style:name="P3" style:family="paragraph" style:parent-style-name="Text_20_body">
      <style:paragraph-properties fo:text-align="justify" style:justify-single-word="false"/>
      <style:text-properties officeooo:rsid="001dd113" officeooo:paragraph-rsid="00216b0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Justification du choix technique</text:p>
      <text:p text:style-name="Text_20_body"/>
      <text:p text:style-name="P2">Le choix est entre un système réalisé à partir de zéro et un CMS (content management system). </text:p>
      <text:p text:style-name="P3">Donc nous recommandons de développer le site à partir de zéro pour pouvoir coller au plus près au cahier des charges. Un framework (un ensemble de librairies) pourra être utilisé afin d’améliorer la productivité des programmeurs. Le site étant relativement simple, il pourra être développé avec une solution LAMP : OS Linux, serveur web Apache, base de données Mysql, langage de programmation PHP. Cette solution est répandue et la grande concurrence permet d’offrir des coûts d’hébergement les plus bas possible associées à des interfaces de gestion les plus simples.</text:p>
      <text:p text:style-name="P3">Le CMS permet de réaliser des pages web très simplement avec un minimum de connaissances techniques : le principe est qu’on tape du texte et qu’il génère une page web au format du web (html). Le plus utilisé, wordpress offre une extension woocomerce qui implémente un module de e-commerce en ligne mais qui doit suivre un formalisme rigide : en particulier, il ne gère que la vente en ligne et pas les livrais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15:10:36.965863728</meta:creation-date>
    <dc:date>2019-11-05T17:41:34.359445461</dc:date>
    <meta:editing-duration>PT1H55M11S</meta:editing-duration>
    <meta:editing-cycles>6</meta:editing-cycles>
    <meta:generator>LibreOffice/6.3.2.2$Linux_X86_64 LibreOffice_project/30$Build-2</meta:generator>
    <meta:document-statistic meta:table-count="0" meta:image-count="0" meta:object-count="0" meta:page-count="1" meta:paragraph-count="4" meta:word-count="183" meta:character-count="1107" meta:non-whitespace-character-count="927"/>
  </office:meta>
</office:document-meta>
</file>